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e3808" officeooo:paragraph-rsid="001e3808"/>
    </style:style>
    <style:style style:name="P2" style:family="paragraph" style:parent-style-name="Standard">
      <style:text-properties fo:language="fr" fo:country="FR" officeooo:rsid="001fef7d" officeooo:paragraph-rsid="001fef7d"/>
    </style:style>
    <style:style style:name="P3" style:family="paragraph" style:parent-style-name="Standard">
      <style:text-properties fo:language="fr" fo:country="FR" officeooo:rsid="001ff10f" officeooo:paragraph-rsid="001ff10f"/>
    </style:style>
    <style:style style:name="P4" style:family="paragraph" style:parent-style-name="Standard">
      <style:text-properties fo:language="fr" fo:country="FR" officeooo:rsid="00221541" officeooo:paragraph-rsid="0023f0f8"/>
    </style:style>
    <style:style style:name="P5" style:family="paragraph" style:parent-style-name="Standard">
      <style:text-properties fo:language="fr" fo:country="FR" officeooo:rsid="0023f0f8" officeooo:paragraph-rsid="0023f0f8"/>
    </style:style>
    <style:style style:name="P6" style:family="paragraph" style:parent-style-name="Standard">
      <style:text-properties fo:language="fr" fo:country="FR" officeooo:rsid="00254965" officeooo:paragraph-rsid="00254965"/>
    </style:style>
    <style:style style:name="P7" style:family="paragraph" style:parent-style-name="Standard">
      <style:text-properties fo:language="fr" fo:country="FR" officeooo:rsid="00254965" officeooo:paragraph-rsid="0026f7d4"/>
    </style:style>
    <style:style style:name="P8" style:family="paragraph" style:parent-style-name="Standard">
      <style:text-properties fo:language="fr" fo:country="FR" officeooo:rsid="0023f0f8" officeooo:paragraph-rsid="0023f0f8"/>
    </style:style>
    <style:style style:name="P9" style:family="paragraph" style:parent-style-name="Standard">
      <style:text-properties fo:language="fr" fo:country="FR" officeooo:rsid="0026f7d4" officeooo:paragraph-rsid="0026f7d4"/>
    </style:style>
    <style:style style:name="P10" style:family="paragraph" style:parent-style-name="Standard">
      <style:text-properties fo:language="fr" fo:country="FR" officeooo:rsid="002a8cf8" officeooo:paragraph-rsid="0026f7d4"/>
    </style:style>
    <style:style style:name="P11" style:family="paragraph" style:parent-style-name="Standard">
      <style:text-properties fo:language="fr" fo:country="FR" officeooo:rsid="002a8cf8" officeooo:paragraph-rsid="002a8cf8"/>
    </style:style>
    <style:style style:name="P12" style:family="paragraph" style:parent-style-name="Standard">
      <style:text-properties fo:language="fr" fo:country="FR" officeooo:rsid="00303345" officeooo:paragraph-rsid="00303345"/>
    </style:style>
    <style:style style:name="P13" style:family="paragraph" style:parent-style-name="Standard">
      <style:text-properties fo:language="fr" fo:country="FR" officeooo:rsid="00254965" officeooo:paragraph-rsid="003278f3"/>
    </style:style>
    <style:style style:name="P14" style:family="paragraph" style:parent-style-name="Standard">
      <style:text-properties fo:language="fr" fo:country="FR" officeooo:rsid="003278f3" officeooo:paragraph-rsid="003278f3"/>
    </style:style>
    <style:style style:name="P15" style:family="paragraph" style:parent-style-name="Standard">
      <style:text-properties fo:language="fr" fo:country="FR" officeooo:rsid="001fef7d" officeooo:paragraph-rsid="001fef7d"/>
    </style:style>
    <style:style style:name="P16" style:family="paragraph" style:parent-style-name="Standard">
      <style:text-properties fo:language="fr" fo:country="FR" officeooo:rsid="003b113e" officeooo:paragraph-rsid="003b113e"/>
    </style:style>
    <style:style style:name="P17" style:family="paragraph" style:parent-style-name="Standard">
      <style:text-properties fo:language="fr" fo:country="FR" officeooo:rsid="001e3808" officeooo:paragraph-rsid="003b113e"/>
    </style:style>
    <style:style style:name="P18" style:family="paragraph" style:parent-style-name="Standard">
      <style:text-properties officeooo:paragraph-rsid="002e821e"/>
    </style:style>
    <style:style style:name="P19" style:family="paragraph" style:parent-style-name="Standard">
      <style:text-properties officeooo:rsid="002e821e" officeooo:paragraph-rsid="002e821e"/>
    </style:style>
    <style:style style:name="P20" style:family="paragraph" style:parent-style-name="Standard">
      <style:text-properties officeooo:rsid="002f5d98" officeooo:paragraph-rsid="002f5d98"/>
    </style:style>
    <style:style style:name="P21" style:family="paragraph" style:parent-style-name="Standard">
      <style:text-properties officeooo:rsid="00303345" officeooo:paragraph-rsid="00303345"/>
    </style:style>
    <style:style style:name="P22" style:family="paragraph" style:parent-style-name="Standard">
      <style:text-properties officeooo:rsid="003278f3" officeooo:paragraph-rsid="003278f3"/>
    </style:style>
    <style:style style:name="P23" style:family="paragraph" style:parent-style-name="Standard">
      <style:text-properties officeooo:rsid="003870b7" officeooo:paragraph-rsid="003870b7"/>
    </style:style>
    <style:style style:name="P24" style:family="paragraph" style:parent-style-name="Standard">
      <style:text-properties officeooo:rsid="003870b7" officeooo:paragraph-rsid="0039f114"/>
    </style:style>
    <style:style style:name="P25" style:family="paragraph" style:parent-style-name="Standard">
      <style:text-properties officeooo:paragraph-rsid="0039f114"/>
    </style:style>
    <style:style style:name="P26" style:family="paragraph" style:parent-style-name="Standard">
      <style:text-properties officeooo:paragraph-rsid="0042f09e"/>
    </style:style>
    <style:style style:name="P27" style:family="paragraph" style:parent-style-name="Subtitle">
      <style:text-properties fo:font-size="20pt" style:font-size-asian="20pt" style:font-size-complex="20pt"/>
    </style:style>
    <style:style style:name="P28" style:family="paragraph" style:parent-style-name="Heading_20_2">
      <style:text-properties officeooo:paragraph-rsid="003ceab8"/>
    </style:style>
    <style:style style:name="T1" style:family="text">
      <style:text-properties officeooo:rsid="0020c8d7"/>
    </style:style>
    <style:style style:name="T2" style:family="text">
      <style:text-properties officeooo:rsid="00221541"/>
    </style:style>
    <style:style style:name="T3" style:family="text">
      <style:text-properties officeooo:rsid="0026f7d4"/>
    </style:style>
    <style:style style:name="T4" style:family="text">
      <style:text-properties officeooo:rsid="002a41c9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a8cf8"/>
    </style:style>
    <style:style style:name="T7" style:family="text">
      <style:text-properties fo:language="fr" fo:country="FR" officeooo:rsid="002e821e"/>
    </style:style>
    <style:style style:name="T8" style:family="text">
      <style:text-properties fo:language="fr" fo:country="FR" officeooo:rsid="002ef592"/>
    </style:style>
    <style:style style:name="T9" style:family="text">
      <style:text-properties fo:language="fr" fo:country="FR" officeooo:rsid="003870b7"/>
    </style:style>
    <style:style style:name="T10" style:family="text">
      <style:text-properties officeooo:rsid="00303345"/>
    </style:style>
    <style:style style:name="T11" style:family="text">
      <style:text-properties officeooo:rsid="003358ee"/>
    </style:style>
    <style:style style:name="T12" style:family="text">
      <style:text-properties officeooo:rsid="0035bb98"/>
    </style:style>
    <style:style style:name="T13" style:family="text">
      <style:text-properties officeooo:rsid="003710b1"/>
    </style:style>
    <style:style style:name="T14" style:family="text">
      <style:text-properties officeooo:rsid="0039f114"/>
    </style:style>
    <style:style style:name="T15" style:family="text">
      <style:text-properties officeooo:rsid="003ceab8"/>
    </style:style>
    <style:style style:name="T16" style:family="text">
      <style:text-properties officeooo:rsid="003ed849"/>
    </style:style>
    <style:style style:name="T17" style:family="text">
      <style:text-properties officeooo:rsid="003fdd3c"/>
    </style:style>
    <style:style style:name="T18" style:family="text">
      <style:text-properties officeooo:rsid="00419f76"/>
    </style:style>
    <style:style style:name="T19" style:family="text">
      <style:text-properties officeooo:rsid="00437339"/>
    </style:style>
    <style:style style:name="T20" style:family="text">
      <style:text-properties officeooo:rsid="004477be"/>
    </style:style>
    <style:style style:name="T21" style:family="text">
      <style:text-properties officeooo:rsid="004762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mpte-rendu – <text:span text:style-name="T21">Vectorisation</text:span></text:p>
      <text:p text:style-name="P1"/>
      <text:h text:style-name="P28" text:outline-level="2">SFPN1 – <text:span text:style-name="T15">AVX2</text:span> – gcc</text:h>
      <text:p text:style-name="P2"/>
      <text:p text:style-name="P16">Il y a pour chaque exemple 2 versions OpenMP : une version par défaut (qui vectorise en SSE), et une qui vectorise en AVX2, grâce à l'option -mavx2 de gcc.</text:p>
      <text:p text:style-name="P2"/>
      <text:h text:style-name="Heading_20_5" text:outline-level="5">Produit terme à terme</text:h>
      <text:p text:style-name="P2"/>
      <text:p text:style-name="P2">La version à vectoriser par le compilateur est vectorisée en SSE avec l'option -O3, son temps rejoint alors celui de la version OpenMP en SSE.</text:p>
      <text:p text:style-name="P3">Le temps de la version OpenMP en AVX2 est très proche de celui de la version AVX2 avec les intrinsèques et les 2 sont plus rapides que les versions vectorisées en SSE <text:span text:style-name="T19">(grâce à la taille supérieure des vecteurs AVX2 par rapport aux vecteurs SSE)</text:span>.</text:p>
      <text:p text:style-name="P5">On a un facteur de 6 entre le temps des versions AVX2 et non vectorisée (facteur théorique de 8).</text:p>
      <text:p text:style-name="P3"/>
      <text:h text:style-name="Heading_20_5" text:outline-level="5">Produit scalaire</text:h>
      <text:p text:style-name="P3"/>
      <text:p text:style-name="P3">La version à vectoriser par le compilateur n<text:span text:style-name="T20">'est pas vectorisée</text:span> pas même avec l'option -O3. Sa vectorisation n'est pas aussi évidente que celle du produit terme à terme : le code n'est pas <text:span text:style-name="T2">directement </text:span>parallèle à cause de l'accès à chaque itération à la même variable, <text:span text:style-name="T2">o</text:span>n a donc besoin <text:span text:style-name="T1">en OpenMP d'utiliser la clause reduction.</text:span></text:p>
      <text:p text:style-name="P4">La version OpenMP AVX2 est vectorisée avec FMA à partir de l'option -O2 et ses temps rejoignent alors ceux de la version avec intrinsèques. </text:p>
      <text:p text:style-name="P5">Pour une raison inconnue, le temps de la version OpenMP en SSE est multiplié par 3 entre l'utilisation de -O2 et -O3, et augmente sur la version OpenMP en AVX2 entre la version sans FMA et celle avec.</text:p>
      <text:p text:style-name="P5">Il y a un facteur de 4 entre le temps des versions AVX2 et non vectorisée (facteur théorique de 16). La différence entre les 2 peut être expliqué par la réduction qui ajoute des opérations.</text:p>
      <text:p text:style-name="P5"/>
      <text:h text:style-name="Heading_20_5" text:outline-level="5">Produit matriciel</text:h>
      <text:p text:style-name="P6"/>
      <text:p text:style-name="P7">La vectorisation par le compilateur ne se fait pas <text:span text:style-name="T3">pour la même raison que sur le produit scalaire. Les versions OpenMP utilisent la clause reduction.</text:span></text:p>
      <text:p text:style-name="P13"><text:span text:style-name="T3">Les versions OpenMP ne sont cependant pas plus rapides que les versions compilateur car il est nécessaire de changer le code pour mieux exploiter la parallélisation.</text:span></text:p>
      <text:p text:style-name="P14">La première version avec intrinsèques utilise un algorithme différent, afin d'exploiter la vectorisation. Elle est donc plus rapide que les autres versions avec un facteur de 7 (facteur théorique de 16). La différence entre les 2 facteurs est due à l'utilisation de reduction.</text:p>
      <text:p text:style-name="P9">La version alternative avec intrinsèques est une version naïve basée sur des produits scalaires successifs entre ligne et colonnes. <text:span text:style-name="T4">Elle est plus coûteuse en appels mémoire et provoque des défauts de cache, ce qui explique son temps haut.</text:span></text:p>
      <text:p text:style-name="P10"/>
      <text:p text:style-name="P10"/>
      <text:p text:style-name="P10"/>
      <text:p text:style-name="P11"/>
      <text:h text:style-name="P28" text:outline-level="2"><text:soft-page-break/><text:span text:style-name="T15">Knightslanding</text:span> – <text:span text:style-name="T15">AVX512 –</text:span> <text:span text:style-name="T15">gcc</text:span></text:h>
      <text:h text:style-name="Heading_20_5" text:outline-level="5">Produit terme à terme</text:h>
      <text:p text:style-name="P11"/>
      <text:p text:style-name="P12">La version non vectorisée utilise le FMA en scalaire.</text:p>
      <text:p text:style-name="P18"><text:span text:style-name="T6">Le compilateur vectorise </text:span><text:span text:style-name="T7">en AVX512 </text:span><text:span text:style-name="T6">à partir de l'option -O2, la version </text:span>à<text:span text:style-name="T6"> vectoriser par le compilateur rejoint alors les temps de la version OpenMP.</text:span></text:p>
      <text:p text:style-name="P19"><text:span text:style-name="T6">L</text:span><text:span text:style-name="T5">es temps sont inexplicablement différents entre la versions avec intrinsèques et les autres versions vectorisées, mais la différence est faible.</text:span></text:p>
      <text:p text:style-name="P19"><text:span text:style-name="T5">Il y a un facteur de 12</text:span><text:span text:style-name="T9">.</text:span><text:span text:style-name="T5">6 entre </text:span><text:span text:style-name="T8">les versions vectorisées et la version non vectorisée (facteur théorique de 16).</text:span></text:p>
      <text:p text:style-name="P19"/>
      <text:h text:style-name="Heading_20_5" text:outline-level="5"><text:span text:style-name="T5">Produit scalaire</text:span></text:h>
      <text:p text:style-name="P19"/>
      <text:p text:style-name="P21">La version non vectorisée utilise le FMA en scalaire.</text:p>
      <text:p text:style-name="P20">Il y a une grande différence entre les versions vectorisées : <text:span text:style-name="T10">la version vectorisée par le compilateur est 2 fois plus rapide que la version OpenMP, elle-même 2 fois plus rapide que la version avec intrinsèques. Je n'ai pas d'explication.</text:span></text:p>
      <text:p text:style-name="P21">La version vectorisée la plus rapide (par le compilateur) est 15 fois plus rapide que la version non vectorisée (facteur théorique de 16).</text:p>
      <text:p text:style-name="P21"/>
      <text:h text:style-name="Heading_20_5" text:outline-level="5">Produit Matriciel</text:h>
      <text:p text:style-name="P21"/>
      <text:p text:style-name="P22">La version non vectorisée utilise le FMA en scalaire.</text:p>
      <text:p text:style-name="P22">La version OpenMP est la plus lente, </text:p>
      <text:p text:style-name="P22">Alors que la version utilisant les intrinsèques est plus efficace en théorie que les autres versions, celle vectorisée par le compilateur est plus rapide sur une matrice de taille N=512. Cela est dû à la petite taille des caches des coeurs sur Knights Landing. Sur une matrice de taille N=256, <text:span text:style-name="T11">la puissance </text:span>de <text:span text:style-name="T11">calcul de l</text:span>a version avec intrinsèques <text:span text:style-name="T12">est plus grande que celle des autres versions</text:span> <text:span text:style-name="T13">et similaire à la version vectorisée par le compilateur</text:span>.</text:p>
      <text:h text:style-name="Heading_20_2" text:outline-level="2">Conclusion</text:h>
      <text:p text:style-name="P23"/>
      <text:p text:style-name="P17">Les versions vectorisée sont toujours plus rapides que les versions scalaires correspondantes sauf dans le cas où la vectorisation forcée n'est pas efficace (OpenMP <text:span text:style-name="T17">ou la version naïve avec intrinsèques </text:span>sur <text:span text:style-name="T16">le produit matriciel</text:span>).</text:p>
      <text:p text:style-name="P17"/>
      <text:p text:style-name="P23">Les puissances de calcul obtenues sont bien en dessous des valeurs théoriques :</text:p>
      <text:p text:style-name="P23">- Pour sfpn1, la puissance de calcul maximale obtenue est de 10.9 Gflop/s, la puissance théorique du processeur est de 224 Gflop/s, soit une utilisation du processeur inférieure à 5 %.</text:p>
      <text:p text:style-name="P23">- Pour knightslanding, la puissance de calcul maximale obtenue est de 6 Gflop/s, la puissance théorique du processeur est de 3456 Gflop/s, soit une utilisation du processeur inférieure à 0.018 %.</text:p>
      <text:p text:style-name="P24">Cela est dû notamment au fait que l'on utilise qu'un seul coeur, et que l'architecture de knights landing en particulier est basée sur un grand nombre de coeurs d<text:span text:style-name="T18">e</text:span> faible puissance <text:span text:style-name="T14">(72)</text:span>.</text:p>
      <text:p text:style-name="P25"/>
      <text:p text:style-name="P26"><text:span text:style-name="T14">Quand un code est </text:span><text:bookmark text:name="firstHeading"/><text:span text:style-name="T5">parallélisable</text:span><text:bookmark text:name="firstHeading1"/><text:span text:style-name="T14">, OpenMP permet de le vectoriser simplement. Les intrinsèques permettent cependant un plus grand contrôle sur la vectorisation.</text:span></text:p>
      <text:p text:style-name="P26"><text:span text:style-name="T14">Le compilateur icc est plus efficace que gcc au niveau de la vectorisation (produit matriciel par exempl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01:34.418949227</meta:creation-date>
    <dc:date>2018-04-11T17:22:18.291188623</dc:date>
    <meta:editing-duration>PT1H29M2S</meta:editing-duration>
    <meta:editing-cycles>23</meta:editing-cycles>
    <meta:generator>LibreOffice/4.3.3.2$Linux_X86_64 LibreOffice_project/430m0$Build-2</meta:generator>
    <meta:document-statistic meta:table-count="0" meta:image-count="0" meta:object-count="0" meta:page-count="2" meta:paragraph-count="39" meta:word-count="847" meta:character-count="5085" meta:non-whitespace-character-count="4270"/>
  </office:meta>
</office:document-meta>
</file>